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479cm" style:rel-column-width="32689*"/>
    </style:style>
    <style:style style:name="Tabela1.B" style:family="table-column">
      <style:table-column-properties style:column-width="7.013cm" style:rel-column-width="27036*"/>
    </style:style>
    <style:style style:name="Tabela1.C" style:family="table-column">
      <style:table-column-properties style:column-width="1.506cm" style:rel-column-width="5810*"/>
    </style:style>
    <style:style style:name="Tabela1.A1" style:family="table-cell">
      <style:table-cell-properties fo:padding="0.097cm" fo:border="0.5pt solid #000000" style:writing-mode="page"/>
    </style:style>
    <style:style style:name="P1" style:family="paragraph" style:parent-style-name="Footer">
      <style:paragraph-properties fo:text-align="start" style:justify-single-word="false"/>
      <style:text-properties officeooo:paragraph-rsid="0002f523"/>
    </style:style>
    <style:style style:name="P2" style:family="paragraph" style:parent-style-name="Footnote">
      <style:text-properties officeooo:rsid="0001f0d6" officeooo:paragraph-rsid="0001f0d6"/>
    </style:style>
    <style:style style:name="P3" style:family="paragraph" style:parent-style-name="Subtitle">
      <style:text-properties officeooo:rsid="0001f0d6" officeooo:paragraph-rsid="0001f0d6"/>
    </style:style>
    <style:style style:name="P4" style:family="paragraph" style:parent-style-name="Title">
      <style:text-properties officeooo:rsid="0001f0d6" officeooo:paragraph-rsid="0001f0d6"/>
    </style:style>
    <style:style style:name="P5" style:family="paragraph" style:parent-style-name="Footnote">
      <style:text-properties officeooo:rsid="0002f523" officeooo:paragraph-rsid="0002f523"/>
    </style:style>
    <style:style style:name="P6" style:family="paragraph" style:parent-style-name="Subtitle">
      <style:text-properties fo:language="en" fo:country="US" officeooo:rsid="0001f0d6" officeooo:paragraph-rsid="0001f0d6"/>
    </style:style>
    <style:style style:name="P7" style:family="paragraph" style:parent-style-name="Text_20_body">
      <style:text-properties fo:language="en" fo:country="US" officeooo:rsid="0001f0d6" officeooo:paragraph-rsid="0001f0d6"/>
    </style:style>
    <style:style style:name="P8" style:family="paragraph" style:parent-style-name="Text_20_body">
      <style:text-properties fo:language="en" fo:country="US" officeooo:paragraph-rsid="0001f0d6"/>
    </style:style>
    <style:style style:name="P9" style:family="paragraph" style:parent-style-name="Title">
      <style:text-properties fo:language="en" fo:country="US" officeooo:paragraph-rsid="0001f0d6"/>
    </style:style>
    <style:style style:name="P10" style:family="paragraph" style:parent-style-name="Standard">
      <style:text-properties fo:font-size="10pt" officeooo:paragraph-rsid="0001f0d6" style:font-size-asian="10pt" style:font-size-complex="10pt"/>
    </style:style>
    <style:style style:name="P11" style:family="paragraph" style:parent-style-name="Table_20_Contents">
      <style:text-properties fo:font-size="14pt" fo:language="en" fo:country="US" officeooo:rsid="0002f523" officeooo:paragraph-rsid="0002f523" style:font-size-asian="12.25pt" style:font-size-complex="14pt"/>
    </style:style>
    <style:style style:name="P12" style:family="paragraph" style:parent-style-name="Text_20_body">
      <style:text-properties fo:font-size="14pt" fo:language="en" fo:country="US" officeooo:rsid="0002f523" officeooo:paragraph-rsid="0002f523" style:font-size-asian="12.25pt" style:font-size-complex="14pt"/>
    </style:style>
    <style:style style:name="P13" style:family="paragraph" style:parent-style-name="Text_20_body">
      <style:text-properties fo:font-size="14pt" fo:language="en" fo:country="US" officeooo:rsid="0001f0d6" officeooo:paragraph-rsid="0001f0d6" style:font-size-asian="12.25pt" style:font-size-complex="14pt"/>
    </style:style>
    <style:style style:name="P14" style:family="paragraph" style:parent-style-name="Text_20_body">
      <style:text-properties fo:font-size="14pt" fo:language="en" fo:country="US" officeooo:rsid="0001f0d6" officeooo:paragraph-rsid="0001f0d6" style:font-size-asian="12.25pt" style:language-asian="zxx" style:country-asian="none" style:font-size-complex="14pt" style:language-complex="zxx" style:country-complex="none"/>
    </style:style>
    <style:style style:name="P15" style:family="paragraph" style:parent-style-name="Text_20_body">
      <style:text-properties fo:font-size="14pt" fo:language="en" fo:country="US" officeooo:rsid="0001f0d6" officeooo:paragraph-rsid="0001f0d6" style:font-size-asian="14pt" style:font-size-complex="14pt"/>
    </style:style>
    <style:style style:name="P16" style:family="paragraph" style:parent-style-name="Heading_20_1">
      <style:text-properties fo:language="en" fo:country="US"/>
    </style:style>
    <style:style style:name="P17" style:family="paragraph" style:parent-style-name="Heading_20_1">
      <style:text-properties fo:font-size="20pt" fo:language="en" fo:country="US" officeooo:rsid="0001f0d6" officeooo:paragraph-rsid="0001f0d6" style:font-size-asian="20pt" style:font-size-complex="20pt"/>
    </style:style>
    <style:style style:name="P18" style:family="paragraph" style:parent-style-name="Heading_20_1">
      <style:text-properties fo:font-size="20pt" officeooo:paragraph-rsid="0001f0d6" style:font-size-asian="20pt" style:font-size-complex="20pt"/>
    </style:style>
    <style:style style:name="P19" style:family="paragraph" style:parent-style-name="Heading_20_2">
      <style:text-properties fo:language="en" fo:country="US"/>
    </style:style>
    <style:style style:name="P20" style:family="paragraph" style:parent-style-name="Heading_20_2">
      <style:text-properties fo:font-size="18pt" fo:language="en" fo:country="US" style:font-size-asian="18pt" style:font-size-complex="18pt"/>
    </style:style>
    <style:style style:name="P21" style:family="paragraph" style:parent-style-name="Heading_20_2">
      <style:text-properties fo:font-size="18pt" fo:language="en" fo:country="US" officeooo:rsid="0001f0d6" officeooo:paragraph-rsid="0001f0d6" style:font-size-asian="18pt" style:font-size-complex="18pt"/>
    </style:style>
    <style:style style:name="P22" style:family="paragraph" style:parent-style-name="Heading_20_2">
      <style:text-properties fo:font-size="18pt" officeooo:rsid="000392cd" officeooo:paragraph-rsid="000392cd" style:font-size-asian="18pt" style:font-size-complex="18pt"/>
    </style:style>
    <style:style style:name="P23" style:family="paragraph" style:parent-style-name="Heading_20_3">
      <style:text-properties fo:language="en" fo:country="US"/>
    </style:style>
    <style:style style:name="P24" style:family="paragraph" style:parent-style-name="Heading_20_3">
      <style:text-properties fo:language="en" fo:country="US" officeooo:rsid="0001f0d6" officeooo:paragraph-rsid="0001f0d6"/>
    </style:style>
    <style:style style:name="P25" style:family="paragraph" style:parent-style-name="Heading_20_3">
      <style:text-properties fo:language="en" fo:country="US" officeooo:rsid="0002f523" officeooo:paragraph-rsid="0002f523"/>
    </style:style>
    <style:style style:name="P26" style:family="paragraph" style:parent-style-name="Heading_20_3">
      <style:text-properties fo:language="en" fo:country="US" officeooo:rsid="0002f523"/>
    </style:style>
    <style:style style:name="P27" style:family="paragraph" style:parent-style-name="Heading_20_3">
      <style:text-properties fo:language="en" fo:country="US" officeooo:rsid="000392cd" officeooo:paragraph-rsid="000392cd"/>
    </style:style>
    <style:style style:name="P28" style:family="paragraph" style:parent-style-name="Heading_20_3">
      <style:text-properties fo:language="en" fo:country="US" fo:font-weight="normal" style:font-weight-asian="normal" style:font-weight-complex="normal"/>
    </style:style>
    <style:style style:name="P29" style:family="paragraph" style:parent-style-name="Text_20_body">
      <style:text-properties fo:font-size="14pt" fo:language="en" fo:country="US" officeooo:rsid="000392cd" officeooo:paragraph-rsid="000392cd" style:font-size-asian="12.25pt" style:font-size-complex="14pt"/>
    </style:style>
    <style:style style:name="P30" style:family="paragraph" style:parent-style-name="Text_20_body">
      <style:text-properties fo:font-size="14pt" fo:language="en" fo:country="US" officeooo:paragraph-rsid="0001f0d6" style:font-size-asian="12.25pt" style:font-size-complex="14pt"/>
    </style:style>
    <style:style style:name="T1" style:family="text">
      <style:text-properties officeooo:rsid="0002f523"/>
    </style:style>
    <style:style style:name="T2" style:family="text">
      <style:text-properties fo:font-size="10pt" officeooo:rsid="0002f523" style:font-size-asian="10pt" style:font-size-complex="10pt"/>
    </style:style>
    <style:style style:name="T3" style:family="text">
      <style:text-properties fo:font-size="10pt" fo:language="en" fo:country="US" officeooo:rsid="0001f0d6" style:font-size-asian="10pt" style:language-asian="zxx" style:country-asian="none" style:font-size-complex="10pt" style:language-complex="zxx" style:country-complex="none"/>
    </style:style>
    <style:style style:name="T4" style:family="text">
      <style:text-properties fo:font-size="10pt" fo:language="en" fo:country="US" officeooo:rsid="0001f0d6" style:font-size-asian="10pt" style:font-size-complex="10pt"/>
    </style:style>
    <style:style style:name="T5" style:family="text">
      <style:text-properties officeooo:rsid="0001f0d6"/>
    </style:style>
    <style:style style:name="T6" style:family="text">
      <style:text-properties officeooo:rsid="0001f0d6" style:language-asian="zxx" style:country-asian="none" style:language-complex="zxx" style:country-complex="none"/>
    </style:style>
    <style:style style:name="T7" style:family="text">
      <style:text-properties style:text-position="super 58%" fo:font-size="14pt" officeooo:rsid="0001f0d6" style:font-size-asian="14pt" style:font-size-complex="14pt"/>
    </style:style>
    <style:style style:name="T8" style:family="text">
      <style:text-properties style:text-position="0% 100%"/>
    </style:style>
    <style:style style:name="T9" style:family="text">
      <style:text-properties fo:font-size="14pt" officeooo:rsid="0001f0d6" style:font-size-asian="12.25pt" style:font-size-complex="14pt"/>
    </style:style>
    <style:style style:name="T10" style:family="text">
      <style:text-properties fo:font-size="14pt" style:font-size-asian="14pt" style:font-size-complex="14pt"/>
    </style:style>
    <style:style style:name="T11" style:family="text">
      <style:text-properties fo:font-size="14pt" officeooo:rsid="0001f0d6" style:font-size-asian="14pt" style:font-size-complex="14pt"/>
    </style:style>
    <style:style style:name="T12" style:family="text">
      <style:text-properties fo:color="#000000" loext:opacity="100%" style:text-underline-style="none" officeooo:rsid="0001f0d6"/>
    </style:style>
    <style:style style:name="T13" style:family="text">
      <style:text-properties fo:color="#000000" loext:opacity="100%" fo:language="en" fo:country="US" style:text-underline-style="none" officeooo:rsid="0001f0d6"/>
    </style:style>
    <style:style style:name="T14" style:family="text">
      <style:text-properties fo:language="en" fo:country="US"/>
    </style:style>
    <style:style style:name="T15" style:family="text">
      <style:text-properties fo:language="en" fo:country="US" officeooo:rsid="0001f0d6"/>
    </style:style>
    <style:style style:name="T16" style:family="text">
      <style:text-properties officeooo:rsid="000354d1"/>
    </style:style>
    <style:style style:name="T17" style:family="text">
      <style:text-properties officeooo:rsid="000392c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6">Utilizing</text:span><text:span text:style-name="T5"> artificial neural networks for Ethernet II error correction.</text:span></text:p>
      <text:p text:style-name="P6">Marek Szymański, Mateusz Nurczyński</text:p>
      <text:p text:style-name="P7"/>
      <text:p text:style-name="P7"/>
      <text:h text:style-name="P17" text:outline-level="1">Abstract</text:h>
      <text:p text:style-name="P13">Based on the assumption, that live Internet communication is, in it’s nature, self-similar, we asserted that it is possible to build a machine learning model, that would identify and correct errors in Internet transmissions. </text:p>
      <text:p text:style-name="P13">Currently there are no error correction methods in use, that would attempt to employ a statistical model analyzing the very data being transmitted. <text:s/></text:p>
      <text:p text:style-name="P13">To verify the basic assumptions of this hypothesis (that self-similarity of the Internet traffic can be recognized by a machine learning model and used to correct errors), we attempted to train an artificial neural network model to correct single-bit errors in Ethernet II frames captured from live Internet traffic. </text:p>
      <text:p text:style-name="P13">&lt;here we will describe our results once we have them&gt;</text:p>
      <text:p text:style-name="P13"/>
      <text:h text:style-name="P18" text:outline-level="1"><text:span text:style-name="T15">Introduction</text:span></text:h>
      <text:h text:style-name="P20" text:outline-level="2">Self-similar Internet</text:h>
      <text:p text:style-name="P8"><text:span text:style-name="T9">Self-similar nature of the Internet traffic has been demonstrated by multiple researchers: ,,We also find a notable self-similarity feature of the autocorrelations in the data and its aggregates, in all the cases studied.”</text:span><text:span text:style-name="T9"><text:note text:id="ftn1" text:note-class="footnote"><text:note-citation>1</text:note-citation><text:note-body><text:p text:style-name="P10"><text:span text:style-name="T12"><text:s text:c="5"/>D. C</text:span><text:span text:style-name="T13">hakraborty, A. Ashir, T. Suganuma, G. Mansfield Keeni, T. K. Roy, N. Shiratori ,,Self-similar and fractal nature of Internet traffic”</text:span></text:p></text:note-body></text:note></text:span><text:span text:style-name="T9">. </text:span></text:p>
      <text:p text:style-name="P8"><text:span text:style-name="T9">I’s also been found, that Ethernet traffic demonstrates some degree of fractal </text:span><text:span text:style-name="T11">nature: ,,</text:span><text:span text:style-name="T10">the critical characteristic of this self-similar traffic is that there is no natural length of a "burst": at every time scale ranging from a few milliseconds to minutes and hours, similar-looking traffic bursts are evident”</text:span><text:span text:style-name="T7"><text:note text:id="ftn2" text:note-class="footnote"><text:note-citation>2</text:note-citation><text:note-body><text:p text:style-name="P2">W. E. Leland, M. S. Taqqu, W. Willinger, <text:span text:style-name="T14">D. V. Wilson ,,On the self-similar nature of Ethernet traffic”</text:span></text:p></text:note-body></text:note></text:span></text:p>
      <text:p text:style-name="P15"><text:soft-page-break/><text:span text:style-name="T8">Such finding are not surprising, since across all abstraction layers there is a limited number of Internet protocols in wide use, which naturally leads to certain elements (like headers of high-level protocols or even payloads of widely used network applications) repeating frequently in transmissions. </text:span></text:p>
      <text:h text:style-name="P20" text:outline-level="2">Possible implications for error correction </text:h>
      <text:p text:style-name="P15">However, the possibility of building a statistical model based on those characteristics have never been explored as a possible way to identify transmission errors. </text:p>
      <text:p text:style-name="P15">Even within a single Ethernet frame there is a multitude of dependencies across all network abstraction layers. For example, information provided in an HTTP header (like language and file type) will correspond with the payload. </text:p>
      <text:p text:style-name="P15">We asserted, that those dependencies could be used to build a deep learning model, that would allow to correct network transmission errors. <text:s/></text:p>
      <text:p text:style-name="P13">We performed a series of tests on live Ethernet II traffic, attempting to train artificial neural networks of various sizes, architectures for correcting single-bit transmission errors. The purpose was to verify whether this method of error correction is at all feasible.</text:p>
      <text:p text:style-name="P13">This document is a synthesis of all our findings. <text:s/></text:p>
      <text:p text:style-name="P13"/>
      <text:h text:style-name="P17" text:outline-level="1" text:is-list-header="true">Methods</text:h>
      <text:p text:style-name="P13">Below we outline in great detail how we performed the aforementioned tests.</text:p>
      <text:h text:style-name="P21" text:outline-level="2">Data <text:span text:style-name="T1">gathering and </text:span>preparation </text:h>
      <text:p text:style-name="P13">Below <text:span text:style-name="T1">is a description on</text:span> how we gathered and transformed the data for our model. </text:p>
      <text:h text:style-name="P23" text:outline-level="3">Capturing </text:h>
      <text:p text:style-name="P15">We collected the data for our analysis using version 4.0.8 of open-source Wireshark software, running on a 64-bit x86 machine under a Unix-based operating system (Fedora Linux Workstation 37). All communication was captured in a small 1Gb Ethernet LAN network, while the computer was being used normally. </text:p>
      <text:p text:style-name="P15">We captured over 2<text:span text:style-name="T16">2</text:span>0 000 Ethernet II frames of various sizes and payloads. <text:span text:style-name="T1">We could only capture valid (non-damaged) frames and without their CRC check-sum.</text:span></text:p>
      <text:h text:style-name="P24" text:outline-level="3"><text:soft-page-break/>Filtering</text:h>
      <text:p text:style-name="P15">Since our purpose was to verify whether this way of error correction is at all feasible, we decided to simplify the problem by only including frames carrying IPv4 <text:span text:style-name="T1">packets </text:span><text:span text:style-name="T16">(210 000 out of 220 000 frames).</text:span></text:p>
      <text:h text:style-name="P24" text:outline-level="3">Address randomization</text:h>
      <text:p text:style-name="P15">All of our frames had the same two MAC addresses in them, <text:span text:style-name="T1">as well as a subset of similar IP addresses. In order to avoid contaminating the model with that information, we decided to randomize all MAC and IP addresses in our data.</text:span></text:p>
      <text:h text:style-name="P25" text:outline-level="3">Cyclic Redundancy Check (CRC)</text:h>
      <text:p text:style-name="P12">CRC is the check-sum used for Ethernet II frames.<text:note text:id="ftn3" text:note-class="footnote"><text:note-citation>3</text:note-citation><text:note-body><text:p text:style-name="P5">T. Schmidt ,,CRC Generating and Checking”</text:p></text:note-body></text:note> Due to the limitations of the capturing setup we were only able to capture the Ethernet frames without that check-sum. Therefore, we decided to compute the CRC<text:span text:style-name="T16">32</text:span> <text:span text:style-name="T16">(</text:span><text:span text:style-name="T17">polynomial </text:span><text:span text:style-name="T16">0xEDB88320) </text:span>check-sum ourselves and add it <text:s/>to all of <text:span text:style-name="T16">the</text:span> frames. </text:p>
      <text:h text:style-name="P25" text:outline-level="3">Encoding </text:h>
      <text:p text:style-name="P12">In order to imitate the way transmission errors are introduced into frames in real-life conditions we decided to run 8b/10b encoding<text:note text:id="ftn4" text:note-class="footnote"><text:note-citation>4</text:note-citation><text:note-body><text:p text:style-name="Footnote"><text:span text:style-name="T1">S. Yaday</text:span>, <text:span text:style-name="T1">S. Pandey</text:span> <text:span text:style-name="T1">A. Gupta ,,</text:span>Implementation of 8B/10B encoder-decoder for Gigabit Ethernet Frame”</text:p></text:note-body></text:note>, introduce single-bit errors into the encoded frames and then decode them.</text:p>
      <text:h text:style-name="P26" text:outline-level="3">Introducing errors into the frames</text:h>
      <text:p text:style-name="P12">We introduced at least one error into each frame, and each frame had a 0.1 chance of a second error being introduced. All errors were put on random positions within the frames.</text:p>
      <text:h text:style-name="P25" text:outline-level="3">Buffering and CRC position change</text:h>
      <text:p text:style-name="P12">All frames that were below maximum size had to receive a buffer of zeroes at the end in order to fit into the fixed-size input layer of a neural network. Since the check-sum could be useful for our model to correct the error, we wanted it to be place at the same position, not matter the frame size. Therefore, after decoding, we put it at the end of the buffer, instead of immediately at the end of the frame:</text:p>
      <table:table table:name="Tabela1" table:style-name="Tabela1">
        <table:table-column table:style-name="Tabela1.A"/>
        <table:table-column table:style-name="Tabela1.B"/>
        <table:table-column table:style-name="Tabela1.C"/>
        <table:table-row>
          <table:table-cell table:style-name="Tabela1.A1" office:value-type="string">
            <text:p text:style-name="P11">Frame header and payload</text:p>
          </table:table-cell>
          <table:table-cell table:style-name="Tabela1.A1" office:value-type="string">
            <text:p text:style-name="P11">Buffer (zeroes)</text:p>
          </table:table-cell>
          <table:table-cell table:style-name="Tabela1.A1" office:value-type="string">
            <text:p text:style-name="P11">CRC</text:p>
          </table:table-cell>
        </table:table-row>
      </table:table>
      <text:p text:style-name="P12"/>
      <text:p text:style-name="P30"/>
      <text:h text:style-name="P19" text:outline-level="2"><text:soft-page-break/><text:span text:style-name="T20">Prepared datasets</text:span> </text:h>
      <text:p text:style-name="P29">In order to conduct our tests, after preprocessing the frames as descirbed above, we prepared several datasets of different formats. All the datasets are listed, marked and described below. All datasets are comprised of a training dataset and a testing dataset.</text:p>
      <text:h text:style-name="P27" text:outline-level="3">D-EXOR-L – dataset mapping damaged frames to XORs </text:h>
      <text:p text:style-name="P29">Each data point consists of a damaged ethernet frame given as a binary input vector consisting of 12 144 elements (8 bits multiplied by maximum standard Ethernet II frame size – 1518). As a desired network output we give an output vector, that is a bit-wise XOR of the damaged frame with the correct frame. </text:p>
      <text:p text:style-name="P29">Assuming that the captured frame without errors (the input vector) is:</text:p>
      <text:p text:style-name="P29">1 1 0 0 1 0 1 0</text:p>
      <text:p text:style-name="P29">And the frame after introducing errors is:</text:p>
      <text:p text:style-name="P29">1 0 0 0 1 1 1 0</text:p>
      <text:p text:style-name="P29">Then the output vector is:</text:p>
      <text:p text:style-name="P29">0 1 0 0 0 1 0 0</text:p>
      <text:h text:style-name="P27" text:outline-level="3">D-EXOR-S – dataset mapping damaged frames, that are 100 byte long or shorter, to XORs </text:h>
      <text:p text:style-name="P29">This dataset is analogous to D-EXOR-L, except it only contains frames that are 100 byte long or shorter. It means, that both output and input vectors are 800 element long.</text:p>
      <text:h text:style-name="P27" text:outline-level="3">D-CC-S – autoencoder dataset</text:h>
      <text:h text:style-name="P28" text:outline-level="3">Each data point is comprised of one correct (ie. without errors) frame, given both as the input vector and the output vector.</text:h>
      <text:p text:style-name="P29"><text:span text:style-name="T19">Just as D-EXOR-S, this dataset only consists of frames that hav</text:span>e 100 bytes or less.</text:p>
      <text:h text:style-name="P27" text:outline-level="3">D-EC-S – dataset mapping damaged frames to correct frames</text:h>
      <text:p text:style-name="P29">This dataset is analogous to D-EXOR-S, except instead of the XOR vector, an output vector containing the correct frame is given.</text:p>
      <text:p text:style-name="P29">Just as D-EXOR-S, this dataset only consists of frames that have 100 bytes or less.</text:p>
      <text:h text:style-name="P27" text:outline-level="3"><text:soft-page-break/></text:h>
      <text:h text:style-name="P27" text:outline-level="3">D-EXOR-F4 – dataset containing 4 byte long fragments of frames</text:h>
      <text:p text:style-name="P29">Input and output vectors are build in the same way as in D-EXOR-L and D-EXOR-S, but the CRC check-sum is not included and instead of entire frames, each data point is a 4 byte long fragment. </text:p>
      <text:p text:style-name="P29">That makes for 32 element long input and output vectors.</text:p>
      <text:h text:style-name="P27" text:outline-level="3">D-EXOR-F32 – dataset containing 32 byte long fragments of frames</text:h>
      <text:p text:style-name="P29">Analogous to D-EXOR-F4, except fraame fragments are 32 byte long, instead of 4 byte long. </text:p>
      <text:h text:style-name="P27" text:outline-level="3">D-EXOR-F100 – dataset containing 100 byte long fragments of frames</text:h>
      <text:p text:style-name="P29">Analogous to D-EXOR-F4, except fraame fragments are 100 byte long, instead of 4 byte long. </text:p>
      <text:h text:style-name="P22" text:outline-level="2">Tests</text:h>
      <text:p text:style-name="P29">This section of the document is a detailed explanation of all experiments conducted on the aforementioned datasets, using artificial neural networks. </text:p>
      <text:p text:style-name="P14"/>
      <text:h text:style-name="P16" text:outline-level="1"/>
      <text:p text:style-name="P3"/>
      <text:p text:style-name="P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02f523"/>
    </style:style>
    <style:style style:name="MT1" style:family="text">
      <style:text-properties officeooo:rsid="0002f523"/>
    </style:style>
    <style:style style:name="MT2" style:family="text">
      <style:text-properties fo:font-size="10pt" officeooo:rsid="0002f523" style:font-size-asian="10pt" style:font-size-complex="10pt"/>
    </style:style>
    <style:style style:name="MT3" style:family="text">
      <style:text-properties fo:font-size="10pt" fo:language="en" fo:country="US" officeooo:rsid="0001f0d6" style:font-size-asian="10pt" style:language-asian="zxx" style:country-asian="none" style:font-size-complex="10pt" style:language-complex="zxx" style:country-complex="none"/>
    </style:style>
    <style:style style:name="MT4" style:family="text">
      <style:text-properties fo:font-size="10pt" fo:language="en" fo:country="US" officeooo:rsid="0001f0d6"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span text:style-name="MT1">| </text:span><text:span text:style-name="MT2">M. Szymański, M. Nurczyński – </text:span><text:span text:style-name="MT3">Utilizing</text:span><text:span text:style-name="MT4"> artificial neural networks for Ethernet II error correc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6:16:52.888267539</meta:creation-date>
    <dc:date>2024-06-05T16:08:35.500427478</dc:date>
    <meta:editing-duration>PT2H39M1S</meta:editing-duration>
    <meta:editing-cycles>4</meta:editing-cycles>
    <meta:generator>LibreOffice/7.4.7.2$Linux_X86_64 LibreOffice_project/40$Build-2</meta:generator>
    <meta:document-statistic meta:table-count="1" meta:image-count="0" meta:object-count="0" meta:page-count="5" meta:paragraph-count="73" meta:word-count="1272" meta:character-count="7834" meta:non-whitespace-character-count="6591"/>
  </office:meta>
</office:document-meta>
</file>